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Attention c’est souvent interpeté comme un ordr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’est-ce qui favorise la fertilité des champs ?</text:p>
          </table:table-cell>
          <table:table-cell table:style-name="ce1"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Jachè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âturage du bétail sur les jachère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grais (sans excès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es arbres dans la parcelle (5 Federbia dans la parcelle = sol fertile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grais vert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mier de cours (petits animaux) et petits déchets (entre 3 et 15 charrette → 1 charrette pour 20m²) → parcelle la plus pauv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Qu’est-ce qui défavorise la fertilité des champs ?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absence de Jachè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as de Pâturage du bétail sur les jachèr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op d’Engrai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s assez d’engrais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ccès a 2/10 (64 sac pour tout Diohine en 2021)</text:p>
          </table:table-cell>
        </table:table-row>
        <table:table-row table:style-name="ro1">
          <table:table-cell office:value-type="string" calcext:value-type="string">
            <text:p>Pas d’engrai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 assez d’arbres dans les parcel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uvais travail de la parcel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nt d’un mauvais amprinteur parraisseux ( 2% ou moins)</text:p>
          </table:table-cell>
        </table:table-row>
        <table:table-row table:style-name="ro2">
          <table:table-cell table:style-name="ce3" office:value-type="string" calcext:value-type="string">
            <text:p>Que fait-on de l’excédent de subsitence au delà de l’année courante ?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il est vendu pour acheter de l’engrai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l est vendu pour payer le battage (méchanisé) du mi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l est utilisé pour aider une autre cuisin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 est utilisé pour nourrir les visiteur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string" calcext:value-type="string">
            <text:p>Que fait-on de l’excédent de rente de l’année courante ?</text:p>
          </table:table-cell>
          <table:table-cell office:value-type="string" calcext:value-type="string">
            <text:p>valeur</text:p>
          </table:table-cell>
          <table:table-cell/>
        </table:table-row>
        <table:table-row table:style-name="ro1">
          <table:table-cell office:value-type="string" calcext:value-type="string">
            <text:p>il est vendu pour mettre de l’argent de cot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ur la vie de tout les jours</text:p>
          </table:table-cell>
        </table:table-row>
        <table:table-row table:style-name="ro1">
          <table:table-cell office:value-type="string" calcext:value-type="string">
            <text:p>il est vendu pour acheter des bê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hat d’1 tout les 2 ou 3 ans</text:p>
          </table:table-cell>
        </table:table-row>
        <table:table-row table:style-name="ro1">
          <table:table-cell office:value-type="string" calcext:value-type="string">
            <text:p>il est utilisé pour aider une autre cuis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r les marraiages, les funéraille.</text:p>
          </table:table-cell>
        </table:table-row>
        <table:table-row table:style-name="ro1">
          <table:table-cell table:style-name="ce3" office:value-type="string" calcext:value-type="string">
            <text:p>Comment fait-on pâturer les troupeaux 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lectivement (toutes les bêtes pâturent sur toutes les jachères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 cuisine (les bêtes de la cuisine pâturent sur les jachères de la cuisine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xte (les bêtes paturent partout en journée et sur les parcelles de la cuisine la nuite (piquet)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 % defecation la nuit, 20 defe la journée</text:p>
          </table:table-cell>
        </table:table-row>
        <table:table-row table:style-name="ro2">
          <table:table-cell table:style-name="ce3" office:value-type="string" calcext:value-type="string">
            <text:p>Dans une cuisine, comment choisit-on la parcelle où l’on installe le bétail des transhumans 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parcelle qui est la plus proch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 parcelle la moins fertilisé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r des parcelles assez éloignées du villag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à où il y a des fourrages et de l’eau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4" office:value-type="string" calcext:value-type="string">
            <text:p>Qu’est-ce qui favorise la productivité 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i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rtilité du so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mences de qualité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onibilité de la main d’oeuv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sponibilité du materiel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1:29:47.707051500</meta:creation-date>
    <dc:date>2022-02-23T15:48:49.227143114</dc:date>
    <meta:editing-duration>PT28M31S</meta:editing-duration>
    <meta:editing-cycles>2</meta:editing-cycles>
    <meta:generator>LibreOffice/6.4.7.2$Linux_X86_64 LibreOffice_project/40$Build-2</meta:generator>
    <meta:document-statistic meta:table-count="1" meta:cell-count="80" meta:object-count="0"/>
  </office:meta>
</office:document-meta>
</file>